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svg:stroke-width="0.053cm" svg:stroke-color="#000000" draw:marker-start-width="0.252cm" draw:marker-end-width="0.252cm" draw:fill-color="#ffffff" draw:textarea-horizontal-align="justify" draw:textarea-vertical-align="middle" draw:auto-grow-height="false" fo:min-height="0.346cm" fo:min-width="0.09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52cm" draw:marker-end-width="0.252cm" draw:fill-color="#ffffff" draw:textarea-horizontal-align="justify" draw:textarea-vertical-align="middle" draw:auto-grow-height="false" fo:min-height="0.34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ff" draw:fill-color="#ffffff" draw:textarea-horizontal-align="justify" draw:textarea-vertical-align="middle" draw:auto-grow-height="false" fo:min-height="0.659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1.107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fill="none" draw:fill-color="#ffffff" fo:min-height="0.352cm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48cm" fo:min-width="1.65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8cm" fo:min-width="3.48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0.805cm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4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496cm"/>
    </style:style>
    <style:style style:name="gr19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53cm" svg:stroke-color="#ff3333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0.707cm" fo:padding-top="0.142cm" fo:padding-bottom="0.142cm" fo:padding-left="0.267cm" fo:padding-right="0.267cm"/>
    </style:style>
    <style:style style:name="gr22" style:family="graphic" style:parent-style-name="standard">
      <style:graphic-properties svg:stroke-width="0.053cm" svg:stroke-color="#ff3333" draw:marker-start-width="0.279cm" draw:marker-end-width="0.279cm" draw:fill-color="#ff333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fo:font-size="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8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9pt" style:font-size-asian="8pt" style:font-size-complex="8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style:paragraph-properties fo:text-align="center"/>
      <style:text-properties fo:color="#ffffff" fo:font-size="8pt" fo:font-weight="bold" fo:background-color="#729fcf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color="#ffffff" fo:font-size="10pt" fo:font-weight="bold" fo:background-color="#729fcf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9pt" style:font-size-asian="8pt" style:font-size-complex="8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ffffff" fo:font-size="8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1cm" svg:height="1.039cm" svg:x="-0.002cm" svg:y="-0.032cm">
          <draw:text-box>
            <text:p><text:span text:style-name="T1">d</text:span><text:span text:style-name="T1">t</text:span><text:span text:style-name="T1">a</text:span><text:span text:style-name="T1">g </text:span><text:span text:style-name="T1">0</text:span></text:p>
          </draw:text-box>
        </draw:frame>
        <draw:g>
          <draw:custom-shape draw:style-name="gr2" draw:text-style-name="P2" draw:layer="layout" svg:width="0.73cm" svg:height="0.908cm" svg:x="17.531cm" svg:y="5.568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" draw:text-style-name="P2" draw:layer="layout" svg:width="0.474cm" svg:height="0.908cm" svg:x="17.254cm" svg:y="5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65cm" svg:height="0.961cm" svg:x="17.2cm" svg:y="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4" draw:layer="layout" svg:width="0.4cm" svg:height="0.4cm" svg:x="10.9cm" svg:y="1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41cm" svg:height="0.76cm" svg:x="7.251cm" svg:y="0.6cm">
          <text:p text:style-name="P3"><text:span text:style-name="T3">decoder 0 </text:span></text:p>
          <text:p text:style-name="P3"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.564cm" svg:y1="0.084cm" svg:x2="2.573cm" svg:y2="0.084cm">
          <text:p/>
        </draw:line>
        <draw:frame draw:style-name="gr8" draw:text-style-name="P7" draw:layer="layout" svg:width="1.4cm" svg:height="0.607cm" svg:x="-0.054cm" svg:y="0.368cm">
          <draw:text-box>
            <text:p><text:span text:style-name="T5">43210</text:span></text:p>
          </draw:text-box>
        </draw:frame>
        <draw:frame draw:style-name="gr9" draw:text-style-name="P8" draw:layer="layout" svg:width="1.107cm" svg:height="0.602cm" svg:x="2.539cm" svg:y="5.906cm">
          <draw:text-box>
            <text:p><text:span text:style-name="T6">・・・</text:span></text:p>
          </draw:text-box>
        </draw:frame>
        <draw:frame draw:style-name="gr1" draw:text-style-name="P1" draw:layer="layout" svg:width="2.1cm" svg:height="1.039cm" svg:x="1.444cm" svg:y="-0.031cm">
          <draw:text-box>
            <text:p><text:span text:style-name="T1">dtag 0</text:span></text:p>
          </draw:text-box>
        </draw:frame>
        <draw:line draw:style-name="gr7" draw:text-style-name="P6" draw:layer="layout" svg:x1="4.3cm" svg:y1="2cm" svg:x2="4.306cm" svg:y2="0.758cm">
          <text:p/>
        </draw:line>
        <draw:line draw:style-name="gr10" draw:text-style-name="P6" draw:layer="layout" svg:x1="4.11cm" svg:y1="2.1cm" svg:x2="4.11cm" svg:y2="0.764cm">
          <text:p/>
        </draw:line>
        <draw:frame draw:style-name="gr1" draw:text-style-name="P1" draw:layer="layout" svg:width="2.1cm" svg:height="1.039cm" svg:x="3.1cm" svg:y="-0.032cm">
          <draw:text-box>
            <text:p><text:span text:style-name="T1">dtag IW-1</text:span></text:p>
          </draw:text-box>
        </draw:frame>
        <draw:line draw:style-name="gr7" draw:text-style-name="P6" draw:layer="layout" svg:x1="4.792cm" svg:y1="0.068cm" svg:x2="6.092cm" svg:y2="0.068cm">
          <text:p/>
        </draw:line>
        <draw:frame draw:style-name="gr1" draw:text-style-name="P1" draw:layer="layout" svg:width="2.1cm" svg:height="1.039cm" svg:x="4.564cm" svg:y="-0.031cm">
          <draw:text-box>
            <text:p><text:span text:style-name="T1">dtag IW-1 </text:span></text:p>
          </draw:text-box>
        </draw:frame>
        <draw:line draw:style-name="gr11" draw:text-style-name="P6" draw:layer="layout" svg:x1="7.2cm" svg:y1="1.175cm" svg:x2="1cm" svg:y2="1.175cm">
          <text:p/>
        </draw:line>
        <draw:line draw:style-name="gr11" draw:text-style-name="P6" draw:layer="layout" svg:x1="0.8cm" svg:y1="1.3cm" svg:x2="7.2cm" svg:y2="1.3cm">
          <text:p/>
        </draw:line>
        <draw:custom-shape draw:style-name="gr12" draw:text-style-name="P5" draw:layer="layout" svg:width="2.189cm" svg:height="0.632cm" svg:x="8.803cm" svg:y="1.5cm">
          <text:p text:style-name="P3"><text:span text:style-name="T3">decoder IW -1</text:span></text:p>
          <text:p text:style-name="P3"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4.318cm" svg:y1="1.977cm" svg:x2="8.8cm" svg:y2="1.977cm">
          <text:p/>
        </draw:line>
        <draw:line draw:style-name="gr10" draw:text-style-name="P6" draw:layer="layout" svg:x1="4.1cm" svg:y1="2.1cm" svg:x2="8.8cm" svg:y2="2.1cm">
          <text:p/>
        </draw:line>
        <draw:line draw:style-name="gr11" draw:text-style-name="P6" draw:layer="layout" svg:x1="7.596cm" svg:y1="1.372cm" svg:x2="7.596cm" svg:y2="12.1cm">
          <text:p/>
        </draw:line>
        <draw:line draw:style-name="gr11" draw:text-style-name="P6" draw:layer="layout" svg:x1="7.896cm" svg:y1="1.372cm" svg:x2="7.896cm" svg:y2="12.1cm">
          <text:p/>
        </draw:line>
        <draw:line draw:style-name="gr11" draw:text-style-name="P6" draw:layer="layout" svg:x1="8.196cm" svg:y1="1.372cm" svg:x2="8.196cm" svg:y2="12.1cm">
          <text:p/>
        </draw:line>
        <draw:line draw:style-name="gr11" draw:text-style-name="P6" draw:layer="layout" svg:x1="8.496cm" svg:y1="1.372cm" svg:x2="8.496cm" svg:y2="12.1cm">
          <text:p/>
        </draw:line>
        <draw:line draw:style-name="gr11" draw:text-style-name="P6" draw:layer="layout" svg:x1="9.436cm" svg:y1="2.1cm" svg:x2="9.436cm" svg:y2="12.1cm">
          <text:p/>
        </draw:line>
        <draw:line draw:style-name="gr11" draw:text-style-name="P6" draw:layer="layout" svg:x1="9.736cm" svg:y1="2.1cm" svg:x2="9.736cm" svg:y2="12.1cm">
          <text:p/>
        </draw:line>
        <draw:line draw:style-name="gr11" draw:text-style-name="P6" draw:layer="layout" svg:x1="10.036cm" svg:y1="2.1cm" svg:x2="10.036cm" svg:y2="12.1cm">
          <text:p/>
        </draw:line>
        <draw:line draw:style-name="gr11" draw:text-style-name="P6" draw:layer="layout" svg:x1="10.336cm" svg:y1="2.1cm" svg:x2="10.336cm" svg:y2="12.1cm">
          <text:p/>
        </draw:line>
        <draw:custom-shape draw:style-name="gr13" draw:text-style-name="P9" draw:layer="layout" svg:width="4.016cm" svg:height="0.764cm" draw:transform="rotate (1.5707963267949) translate (12.156cm 6.528cm)">
          <text:p text:style-name="P3"><text:span text:style-name="T3">comparato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298cm" svg:height="0.389cm" svg:x="11.356cm" svg:y="2.61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9cm" svg:x="11.357cm" svg:y="3.17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1.357cm" svg:y="3.74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1.357cm" svg:y="4.3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9cm" svg:x="11.357cm" svg:y="4.8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1.358cm" svg:y="5.43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frame draw:style-name="gr9" draw:text-style-name="P8" draw:layer="layout" svg:width="1.107cm" svg:height="0.602cm" svg:x="8.508cm" svg:y="5.958cm">
          <draw:text-box>
            <text:p><text:span text:style-name="T6">・・・</text:span></text:p>
          </draw:text-box>
        </draw:frame>
        <draw:custom-shape draw:style-name="gr15" draw:text-style-name="P5" draw:layer="layout" svg:width="1.339cm" svg:height="0.804cm" svg:x="10.65cm" svg:y="11.182cm">
          <text:p text:style-name="P3"><text:span text:style-name="T7">4 3 2</text:span></text:p>
          <text:p text:style-name="P3"><text:span text:style-name="T3">s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11.4cm" svg:y1="2.908cm" svg:x2="0.7cm" svg:y2="2.909cm">
          <text:p/>
        </draw:line>
        <draw:line draw:style-name="gr11" draw:text-style-name="P6" draw:layer="layout" svg:x1="11.35cm" svg:y1="2.7cm" svg:x2="8.45cm" svg:y2="2.7cm">
          <text:p/>
        </draw:line>
        <draw:line draw:style-name="gr11" draw:text-style-name="P6" draw:layer="layout" svg:x1="11.35cm" svg:y1="3.264cm" svg:x2="8.55cm" svg:y2="3.264cm">
          <text:p/>
        </draw:line>
        <draw:line draw:style-name="gr11" draw:text-style-name="P6" draw:layer="layout" svg:x1="11.4cm" svg:y1="3.464cm" svg:x2="2.1cm" svg:y2="3.5cm">
          <text:p/>
        </draw:line>
        <draw:line draw:style-name="gr11" draw:text-style-name="P6" draw:layer="layout" svg:x1="11.4cm" svg:y1="3.998cm" svg:x2="0.527cm" svg:y2="3.998cm">
          <text:p/>
        </draw:line>
        <draw:line draw:style-name="gr11" draw:text-style-name="P6" draw:layer="layout" svg:x1="11.35cm" svg:y1="4.426cm" svg:x2="8.55cm" svg:y2="4.426cm">
          <text:p/>
        </draw:line>
        <draw:line draw:style-name="gr11" draw:text-style-name="P6" draw:layer="layout" svg:x1="11.35cm" svg:y1="4.99cm" svg:x2="8.55cm" svg:y2="4.99cm">
          <text:p/>
        </draw:line>
        <draw:line draw:style-name="gr11" draw:text-style-name="P6" draw:layer="layout" svg:x1="11.35cm" svg:y1="5.536cm" svg:x2="8.55cm" svg:y2="5.536cm">
          <text:p/>
        </draw:line>
        <draw:line draw:style-name="gr11" draw:text-style-name="P6" draw:layer="layout" svg:x1="11.35cm" svg:y1="3.828cm" svg:x2="8.45cm" svg:y2="3.828cm">
          <text:p/>
        </draw:line>
        <draw:line draw:style-name="gr11" draw:text-style-name="P6" draw:layer="layout" svg:x1="11.4cm" svg:y1="5.154cm" svg:x2="0.3cm" svg:y2="5.154cm">
          <text:p/>
        </draw:line>
        <draw:line draw:style-name="gr11" draw:text-style-name="P6" draw:layer="layout" svg:x1="11.4cm" svg:y1="5.7cm" svg:x2="1.7cm" svg:y2="5.7cm">
          <text:p/>
        </draw:line>
        <draw:line draw:style-name="gr11" draw:text-style-name="P6" draw:layer="layout" svg:x1="11.401cm" svg:y1="4.551cm" svg:x2="1.9cm" svg:y2="4.55cm">
          <text:p/>
        </draw:line>
        <draw:custom-shape draw:style-name="gr16" draw:text-style-name="P10" draw:layer="layout" svg:width="0.1cm" svg:height="0.1cm" svg:x="0.601cm" svg:y="2.8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0.44cm" svg:y="3.9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0.243cm" svg:y="5.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2.038cm" svg:y="3.42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.875cm" svg:y="4.5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.658cm" svg:y="5.6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1cm" svg:y="2.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2cm" svg:y="3.1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3cm" svg:y="3.7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4cm" svg:y="4.3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5cm" svg:y="4.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8.456cm" svg:y="5.4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1.65cm" svg:y1="2.8cm" svg:x2="12.15cm" svg:y2="2.8cm">
          <text:p/>
        </draw:line>
        <draw:line draw:style-name="gr11" draw:text-style-name="P6" draw:layer="layout" svg:x1="11.65cm" svg:y1="3.364cm" svg:x2="12.15cm" svg:y2="3.364cm">
          <text:p/>
        </draw:line>
        <draw:line draw:style-name="gr11" draw:text-style-name="P6" draw:layer="layout" svg:x1="11.65cm" svg:y1="3.946cm" svg:x2="12.15cm" svg:y2="3.946cm">
          <text:p/>
        </draw:line>
        <draw:line draw:style-name="gr11" draw:text-style-name="P6" draw:layer="layout" svg:x1="11.65cm" svg:y1="4.5cm" svg:x2="12.15cm" svg:y2="4.5cm">
          <text:p/>
        </draw:line>
        <draw:line draw:style-name="gr11" draw:text-style-name="P6" draw:layer="layout" svg:x1="11.65cm" svg:y1="5.064cm" svg:x2="12.15cm" svg:y2="5.064cm">
          <text:p/>
        </draw:line>
        <draw:line draw:style-name="gr11" draw:text-style-name="P6" draw:layer="layout" svg:x1="11.65cm" svg:y1="5.646cm" svg:x2="12.15cm" svg:y2="5.646cm">
          <text:p/>
        </draw:line>
        <draw:line draw:style-name="gr11" draw:text-style-name="P6" draw:layer="layout" svg:x1="11.15cm" svg:y1="11.2cm" svg:x2="11.15cm" svg:y2="6cm">
          <text:p/>
        </draw:line>
        <draw:line draw:style-name="gr11" draw:text-style-name="P6" draw:layer="layout" svg:x1="11.35cm" svg:y1="11.2cm" svg:x2="11.35cm" svg:y2="6.2cm">
          <text:p/>
        </draw:line>
        <draw:line draw:style-name="gr11" draw:text-style-name="P6" draw:layer="layout" svg:x1="11.55cm" svg:y1="11.2cm" svg:x2="11.55cm" svg:y2="6.4cm">
          <text:p/>
        </draw:line>
        <draw:line draw:style-name="gr11" draw:text-style-name="P6" draw:layer="layout" svg:x1="11.15cm" svg:y1="6cm" svg:x2="12.15cm" svg:y2="6cm">
          <text:p/>
        </draw:line>
        <draw:line draw:style-name="gr11" draw:text-style-name="P6" draw:layer="layout" svg:x1="11.35cm" svg:y1="6.2cm" svg:x2="12.15cm" svg:y2="6.2cm">
          <text:p/>
        </draw:line>
        <draw:line draw:style-name="gr11" draw:text-style-name="P6" draw:layer="layout" svg:x1="11.55cm" svg:y1="6.4cm" svg:x2="12.15cm" svg:y2="6.4cm">
          <text:p/>
        </draw:line>
        <draw:line draw:style-name="gr11" draw:text-style-name="P6" draw:layer="layout" svg:x1="8.468cm" svg:y1="2.408cm" svg:x2="13.85cm" svg:y2="2.408cm">
          <text:p/>
        </draw:line>
        <draw:line draw:style-name="gr11" draw:text-style-name="P6" draw:layer="layout" svg:x1="12.95cm" svg:y1="4.5cm" svg:x2="14.35cm" svg:y2="4.5cm">
          <text:p/>
        </draw:line>
        <draw:line draw:style-name="gr11" draw:text-style-name="P6" draw:layer="layout" svg:x1="13.875cm" svg:y1="4.101cm" svg:x2="13.875cm" svg:y2="2.4cm">
          <text:p/>
        </draw:line>
        <draw:line draw:style-name="gr11" draw:text-style-name="P6" draw:layer="layout" svg:x1="14.35cm" svg:y1="4.1cm" svg:x2="13.85cm" svg:y2="4.1cm">
          <text:p/>
        </draw:line>
        <draw:custom-shape draw:style-name="gr17" draw:text-style-name="P2" draw:layer="layout" svg:width="0.592cm" svg:height="0.626cm" svg:x="14.358cm" svg:y="3.99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6" draw:layer="layout" svg:x1="14.95cm" svg:y1="4.3cm" svg:x2="17.3cm" svg:y2="4.3cm">
          <text:p/>
        </draw:line>
        <draw:frame draw:style-name="gr9" draw:text-style-name="P8" draw:layer="layout" svg:width="1.107cm" svg:height="0.602cm" svg:x="2.493cm" svg:y="0.1cm">
          <draw:text-box>
            <text:p><text:span text:style-name="T6">・・・</text:span></text:p>
          </draw:text-box>
        </draw:frame>
        <draw:frame draw:style-name="gr18" draw:text-style-name="P8" draw:layer="layout" svg:width="1.107cm" svg:height="0.746cm" draw:transform="rotate (-0.499338698995578) translate (9.057cm 0.715cm)">
          <draw:text-box>
            <text:p><text:span text:style-name="T6">・・・</text:span></text:p>
          </draw:text-box>
        </draw:frame>
        <draw:custom-shape draw:style-name="gr13" draw:text-style-name="P9" draw:layer="layout" svg:width="4.016cm" svg:height="0.764cm" draw:transform="rotate (1.5707963267949) translate (14.665cm 10.928cm)">
          <text:p text:style-name="P3"><text:span text:style-name="T3">comparator IW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14.159cm" svg:y1="7.2cm" svg:x2="14.659cm" svg:y2="7.2cm">
          <text:p/>
        </draw:line>
        <draw:line draw:style-name="gr11" draw:text-style-name="P6" draw:layer="layout" svg:x1="14.159cm" svg:y1="7.764cm" svg:x2="14.659cm" svg:y2="7.764cm">
          <text:p/>
        </draw:line>
        <draw:line draw:style-name="gr11" draw:text-style-name="P6" draw:layer="layout" svg:x1="14.159cm" svg:y1="8.346cm" svg:x2="14.659cm" svg:y2="8.346cm">
          <text:p/>
        </draw:line>
        <draw:line draw:style-name="gr11" draw:text-style-name="P6" draw:layer="layout" svg:x1="14.159cm" svg:y1="8.9cm" svg:x2="14.659cm" svg:y2="8.9cm">
          <text:p/>
        </draw:line>
        <draw:line draw:style-name="gr11" draw:text-style-name="P6" draw:layer="layout" svg:x1="14.159cm" svg:y1="9.464cm" svg:x2="14.659cm" svg:y2="9.464cm">
          <text:p/>
        </draw:line>
        <draw:line draw:style-name="gr10" draw:text-style-name="P6" draw:layer="layout" svg:x1="14.159cm" svg:y1="10.046cm" svg:x2="14.659cm" svg:y2="10.046cm">
          <text:p/>
        </draw:line>
        <draw:line draw:style-name="gr11" draw:text-style-name="P6" draw:layer="layout" svg:x1="11.15cm" svg:y1="10.4cm" svg:x2="14.659cm" svg:y2="10.4cm">
          <text:p/>
        </draw:line>
        <draw:line draw:style-name="gr11" draw:text-style-name="P6" draw:layer="layout" svg:x1="11.35cm" svg:y1="10.6cm" svg:x2="14.659cm" svg:y2="10.6cm">
          <text:p/>
        </draw:line>
        <draw:line draw:style-name="gr11" draw:text-style-name="P6" draw:layer="layout" svg:x1="11.55cm" svg:y1="10.8cm" svg:x2="14.659cm" svg:y2="10.8cm">
          <text:p/>
        </draw:line>
        <draw:custom-shape draw:style-name="gr16" draw:text-style-name="P10" draw:layer="layout" svg:width="0.1cm" svg:height="0.1cm" svg:x="8.452cm" svg:y="2.3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98cm" svg:height="0.389cm" svg:x="13.857cm" svg:y="7.01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9cm" svg:x="13.858cm" svg:y="7.57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3.858cm" svg:y="8.14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3.858cm" svg:y="8.7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9cm" svg:x="13.858cm" svg:y="9.2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2" draw:layer="layout" svg:width="0.298cm" svg:height="0.389cm" svg:x="13.859cm" svg:y="9.83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6" draw:layer="layout" svg:x1="10.35cm" svg:y1="7.116cm" svg:x2="13.85cm" svg:y2="7.116cm">
          <text:p/>
        </draw:line>
        <draw:line draw:style-name="gr11" draw:text-style-name="P6" draw:layer="layout" svg:x1="13.864cm" svg:y1="7.3cm" svg:x2="4.022cm" svg:y2="7.3cm">
          <text:p/>
        </draw:line>
        <draw:line draw:style-name="gr11" draw:text-style-name="P6" draw:layer="layout" svg:x1="10.35cm" svg:y1="7.68cm" svg:x2="13.85cm" svg:y2="7.68cm">
          <text:p/>
        </draw:line>
        <draw:line draw:style-name="gr11" draw:text-style-name="P6" draw:layer="layout" svg:x1="10.35cm" svg:y1="8.234cm" svg:x2="13.85cm" svg:y2="8.234cm">
          <text:p/>
        </draw:line>
        <draw:line draw:style-name="gr11" draw:text-style-name="P6" draw:layer="layout" svg:x1="10.35cm" svg:y1="8.816cm" svg:x2="13.85cm" svg:y2="8.816cm">
          <text:p/>
        </draw:line>
        <draw:line draw:style-name="gr11" draw:text-style-name="P6" draw:layer="layout" svg:x1="10.35cm" svg:y1="9.37cm" svg:x2="13.85cm" svg:y2="9.37cm">
          <text:p/>
        </draw:line>
        <draw:line draw:style-name="gr10" draw:text-style-name="P6" draw:layer="layout" svg:x1="10.35cm" svg:y1="9.934cm" svg:x2="13.85cm" svg:y2="9.934cm">
          <text:p/>
        </draw:line>
        <draw:line draw:style-name="gr11" draw:text-style-name="P6" draw:layer="layout" svg:x1="13.9cm" svg:y1="7.854cm" svg:x2="5.4cm" svg:y2="7.9cm">
          <text:p/>
        </draw:line>
        <draw:line draw:style-name="gr11" draw:text-style-name="P6" draw:layer="layout" svg:x1="13.9cm" svg:y1="8.4cm" svg:x2="3.829cm" svg:y2="8.4cm">
          <text:p/>
        </draw:line>
        <draw:line draw:style-name="gr11" draw:text-style-name="P6" draw:layer="layout" svg:x1="13.9cm" svg:y1="8.972cm" svg:x2="5.2cm" svg:y2="9cm">
          <text:p/>
        </draw:line>
        <draw:line draw:style-name="gr11" draw:text-style-name="P6" draw:layer="layout" svg:x1="13.9cm" svg:y1="9.536cm" svg:x2="3.6cm" svg:y2="9.536cm">
          <text:p/>
        </draw:line>
        <draw:line draw:style-name="gr11" draw:text-style-name="P6" draw:layer="layout" svg:x1="13.9cm" svg:y1="10.1cm" svg:x2="5cm" svg:y2="10.1cm">
          <text:p/>
        </draw:line>
        <draw:custom-shape draw:style-name="gr16" draw:text-style-name="P10" draw:layer="layout" svg:width="0.1cm" svg:height="0.1cm" svg:x="3.895cm" svg:y="7.2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3.734cm" svg:y="8.3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3.53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5.332cm" svg:y="7.8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5.153cm" svg:y="8.93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4.956cm" svg:y="10.05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3cm" svg:y="7.0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4cm" svg:y="7.6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5cm" svg:y="8.1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6cm" svg:y="8.7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7cm" svg:y="9.3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8cm" svg:y="9.8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1.099cm" svg:y="10.3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1.3cm" svg:y="10.5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1.501cm" svg:y="10.7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07cm" svg:height="0.602cm" draw:transform="rotate (-0.499338698995578) translate (13.421cm 5.731cm)">
          <draw:text-box>
            <text:p><text:span text:style-name="T6">・・・</text:span></text:p>
          </draw:text-box>
        </draw:frame>
        <draw:line draw:style-name="gr11" draw:text-style-name="P6" draw:layer="layout" svg:x1="10.3cm" svg:y1="6.8cm" svg:x2="16cm" svg:y2="6.8cm">
          <text:p/>
        </draw:line>
        <draw:custom-shape draw:style-name="gr17" draw:text-style-name="P2" draw:layer="layout" svg:width="0.592cm" svg:height="0.626cm" svg:x="16.559cm" svg:y="8.29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0" draw:text-style-name="P6" draw:layer="layout" svg:x1="15.4cm" svg:y1="8.7cm" svg:x2="16.6cm" svg:y2="8.7cm">
          <text:p/>
        </draw:line>
        <draw:line draw:style-name="gr11" draw:text-style-name="P6" draw:layer="layout" svg:x1="16cm" svg:y1="6.8cm" svg:x2="16cm" svg:y2="8.4cm">
          <text:p/>
        </draw:line>
        <draw:line draw:style-name="gr11" draw:text-style-name="P6" draw:layer="layout" svg:x1="16.6cm" svg:y1="8.4cm" svg:x2="16cm" svg:y2="8.4cm">
          <text:p/>
        </draw:line>
        <draw:line draw:style-name="gr10" draw:text-style-name="P6" draw:layer="layout" svg:x1="17.118cm" svg:y1="8.6cm" svg:x2="17.318cm" svg:y2="8.6cm">
          <text:p/>
        </draw:line>
        <draw:line draw:style-name="gr10" draw:text-style-name="P6" draw:layer="layout" svg:x1="17.3cm" svg:y1="6.3cm" svg:x2="17.3cm" svg:y2="8.6cm">
          <text:p/>
        </draw:line>
        <draw:line draw:style-name="gr11" draw:text-style-name="P6" draw:layer="layout" svg:x1="17.318cm" svg:y1="6.31cm" svg:x2="17.7cm" svg:y2="6.3cm">
          <text:p/>
        </draw:line>
        <draw:line draw:style-name="gr11" draw:text-style-name="P6" draw:layer="layout" svg:x1="17.3cm" svg:y1="4.3cm" svg:x2="17.3cm" svg:y2="5.7cm">
          <text:p/>
        </draw:line>
        <draw:line draw:style-name="gr11" draw:text-style-name="P6" draw:layer="layout" svg:x1="17.3cm" svg:y1="5.708cm" svg:x2="17.7cm" svg:y2="5.708cm">
          <text:p/>
        </draw:line>
        <draw:frame draw:style-name="gr9" draw:text-style-name="P8" draw:layer="layout" svg:width="1.1cm" svg:height="0.602cm" draw:transform="rotate (-1.5707963267949) translate (17.801cm 5.536cm)">
          <draw:text-box>
            <text:p><text:span text:style-name="T6">・・・</text:span></text:p>
          </draw:text-box>
        </draw:frame>
        <draw:custom-shape draw:style-name="gr16" draw:text-style-name="P10" draw:layer="layout" svg:width="0.149cm" svg:height="0.136cm" draw:transform="rotate (-1.5707963267949) translate (12.136cm 5.9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6.1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6.3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5.5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5.0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4.4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3.8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3.2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2.136cm 2.7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10.3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10.5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10.7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1" draw:layer="layout" svg:width="0.149cm" svg:height="0.136cm" draw:transform="rotate (-1.5707963267949) translate (14.636cm 9.9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9.4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8.8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8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7.6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14.636cm 7.1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8.3cm" svg:y1="6cm" svg:x2="18.5cm" svg:y2="6cm">
          <text:p/>
        </draw:line>
        <draw:custom-shape draw:style-name="gr20" draw:text-style-name="P10" draw:layer="layout" svg:width="0.149cm" svg:height="0.136cm" draw:transform="rotate (-1.5707963267949) translate (18.536cm 5.9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9" draw:layer="layout" svg:width="1.241cm" svg:height="0.76cm" svg:x="18.577cm" svg:y="5.646cm">
          <text:p text:style-name="P3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0.809cm" svg:y1="1.3cm" svg:x2="0.809cm" svg:y2="0.763cm">
          <text:p/>
        </draw:line>
        <draw:line draw:style-name="gr11" draw:text-style-name="P6" draw:layer="layout" svg:x1="1.004cm" svg:y1="1.2cm" svg:x2="1.004cm" svg:y2="0.746cm">
          <text:p/>
        </draw:line>
        <draw:custom-shape draw:style-name="gr5" draw:text-style-name="P4" draw:layer="layout" svg:width="0.4cm" svg:height="0.4cm" svg:x="13.4cm" svg:y="10.1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0.4cm" svg:height="0.4cm" svg:x="17.182cm" svg:y="8.71cm">
          <text:p text:style-name="P3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cm" svg:height="0.1cm" svg:x="10.293cm" svg:y="6.7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149cm" svg:height="0.136cm" draw:transform="rotate (-1.5707963267949) translate (7.218cm 1.0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7.218cm 1.2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8.818cm 1.9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0.149cm" svg:height="0.136cm" draw:transform="rotate (-1.5707963267949) translate (8.818cm 2.0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1.4cm" svg:height="0.607cm" svg:x="1.382cm" svg:y="0.369cm">
          <draw:text-box>
            <text:p><text:span text:style-name="T5">43210</text:span></text:p>
          </draw:text-box>
        </draw:frame>
        <draw:frame draw:style-name="gr8" draw:text-style-name="P7" draw:layer="layout" svg:width="1.4cm" svg:height="0.607cm" svg:x="3.264cm" svg:y="0.37cm">
          <draw:text-box>
            <text:p><text:span text:style-name="T5">43210</text:span></text:p>
          </draw:text-box>
        </draw:frame>
        <draw:frame draw:style-name="gr8" draw:text-style-name="P7" draw:layer="layout" svg:width="1.4cm" svg:height="0.607cm" svg:x="4.682cm" svg:y="0.371cm">
          <draw:text-box>
            <text:p><text:span text:style-name="T5">43210</text:span></text:p>
          </draw:text-box>
        </draw:frame>
        <draw:line draw:style-name="gr11" draw:text-style-name="P6" draw:layer="layout" svg:x1="7.2cm" svg:y1="0.911cm" svg:x2="2.4cm" svg:y2="0.911cm">
          <text:p/>
        </draw:line>
        <draw:line draw:style-name="gr11" draw:text-style-name="P6" draw:layer="layout" svg:x1="2.2cm" svg:y1="1.054cm" svg:x2="7.2cm" svg:y2="1.054cm">
          <text:p/>
        </draw:line>
        <draw:custom-shape draw:style-name="gr16" draw:text-style-name="P10" draw:layer="layout" svg:width="0.149cm" svg:height="0.136cm" draw:transform="rotate (-1.5707963267949) translate (7.218cm 0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7.218cm 0.9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2.2cm" svg:y1="0.8cm" svg:x2="2.2cm" svg:y2="0.8cm">
          <text:p/>
        </draw:line>
        <draw:line draw:style-name="gr11" draw:text-style-name="P6" draw:layer="layout" svg:x1="2.41cm" svg:y1="0.8cm" svg:x2="2.41cm" svg:y2="0.9cm">
          <text:p/>
        </draw:line>
        <draw:custom-shape draw:style-name="gr16" draw:text-style-name="P10" draw:layer="layout" svg:width="0.149cm" svg:height="0.136cm" draw:transform="rotate (-1.5707963267949) translate (8.818cm 1.6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149cm" svg:height="0.136cm" draw:transform="rotate (-1.5707963267949) translate (8.818cm 1.7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5.546cm" svg:y1="0.818cm" svg:x2="5.546cm" svg:y2="1.818cm">
          <text:p/>
        </draw:line>
        <draw:line draw:style-name="gr11" draw:text-style-name="P6" draw:layer="layout" svg:x1="5.709cm" svg:y1="1.7cm" svg:x2="5.709cm" svg:y2="0.8cm">
          <text:p/>
        </draw:line>
        <draw:line draw:style-name="gr11" draw:text-style-name="P6" draw:layer="layout" svg:x1="5.564cm" svg:y1="1.818cm" svg:x2="8.664cm" svg:y2="1.818cm">
          <text:p/>
        </draw:line>
        <draw:line draw:style-name="gr11" draw:text-style-name="P6" draw:layer="layout" svg:x1="5.7cm" svg:y1="1.69cm" svg:x2="8.7cm" svg:y2="1.69cm">
          <text:p/>
        </draw:line>
        <draw:line draw:style-name="gr11" draw:text-style-name="P6" draw:layer="layout" svg:x1="0.3cm" svg:y1="0.8cm" svg:x2="0.3cm" svg:y2="12cm">
          <text:p/>
        </draw:line>
        <draw:line draw:style-name="gr11" draw:text-style-name="P6" draw:layer="layout" svg:x1="0.482cm" svg:y1="0.8cm" svg:x2="0.482cm" svg:y2="12cm">
          <text:p/>
        </draw:line>
        <draw:line draw:style-name="gr11" draw:text-style-name="P6" draw:layer="layout" svg:x1="0.646cm" svg:y1="0.8cm" svg:x2="0.646cm" svg:y2="12cm">
          <text:p/>
        </draw:line>
        <draw:line draw:style-name="gr11" draw:text-style-name="P6" draw:layer="layout" svg:x1="1.736cm" svg:y1="0.8cm" svg:x2="1.736cm" svg:y2="12cm">
          <text:p/>
        </draw:line>
        <draw:line draw:style-name="gr11" draw:text-style-name="P6" draw:layer="layout" svg:x1="1.918cm" svg:y1="0.8cm" svg:x2="1.918cm" svg:y2="12cm">
          <text:p/>
        </draw:line>
        <draw:line draw:style-name="gr11" draw:text-style-name="P6" draw:layer="layout" svg:x1="2.082cm" svg:y1="0.8cm" svg:x2="2.082cm" svg:y2="12cm">
          <text:p/>
        </draw:line>
        <draw:line draw:style-name="gr11" draw:text-style-name="P6" draw:layer="layout" svg:x1="3.6cm" svg:y1="0.8cm" svg:x2="3.6cm" svg:y2="12cm">
          <text:p/>
        </draw:line>
        <draw:line draw:style-name="gr11" draw:text-style-name="P6" draw:layer="layout" svg:x1="3.782cm" svg:y1="0.8cm" svg:x2="3.782cm" svg:y2="12cm">
          <text:p/>
        </draw:line>
        <draw:line draw:style-name="gr11" draw:text-style-name="P6" draw:layer="layout" svg:x1="3.946cm" svg:y1="0.8cm" svg:x2="3.946cm" svg:y2="12cm">
          <text:p/>
        </draw:line>
        <draw:line draw:style-name="gr11" draw:text-style-name="P6" draw:layer="layout" svg:x1="5.036cm" svg:y1="0.8cm" svg:x2="5.036cm" svg:y2="12cm">
          <text:p/>
        </draw:line>
        <draw:line draw:style-name="gr11" draw:text-style-name="P6" draw:layer="layout" svg:x1="5.218cm" svg:y1="0.8cm" svg:x2="5.218cm" svg:y2="12cm">
          <text:p/>
        </draw:line>
        <draw:line draw:style-name="gr11" draw:text-style-name="P6" draw:layer="layout" svg:x1="5.382cm" svg:y1="0.8cm" svg:x2="5.382cm" svg:y2="12cm">
          <text:p/>
        </draw:line>
        <draw:line draw:style-name="gr11" draw:text-style-name="P6" draw:layer="layout" svg:x1="2.21cm" svg:y1="1.054cm" svg:x2="2.21cm" svg:y2="0.754cm">
          <text:p/>
        </draw:line>
        <draw:line draw:style-name="gr10" draw:text-style-name="P6" draw:layer="layout" svg:x1="10.318cm" svg:y1="9.9cm" svg:x2="10.319cm" svg:y2="2.1cm">
          <text:p/>
        </draw:line>
        <draw:line draw:style-name="gr10" draw:text-style-name="P6" draw:layer="layout" svg:x1="17.706cm" svg:y1="6.3cm" svg:x2="17.294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0-19T20:48:06.888419520</dc:date>
    <meta:editing-duration>P3DT1H57M11S</meta:editing-duration>
    <meta:editing-cycles>113</meta:editing-cycles>
    <meta:generator>LibreOffice/6.0.7.3$Linux_X86_64 LibreOffice_project/00m0$Build-3</meta:generator>
    <meta:document-statistic meta:object-count="198"/>
  </office:meta>
</office:document-meta>
</file>